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text-properties style:font-name="Times New Roman" officeooo:rsid="001ba96d" officeooo:paragraph-rsid="001ba96d"/>
    </style:style>
    <style:style style:name="P2" style:family="paragraph" style:parent-style-name="Heading_20_1">
      <style:paragraph-properties fo:text-align="center" style:justify-single-word="false"/>
      <style:text-properties style:font-name="Times New Roman" fo:font-size="24pt" style:text-underline-style="solid" style:text-underline-width="auto" style:text-underline-color="font-color" fo:font-weight="bold" officeooo:rsid="001ba96d" officeooo:paragraph-rsid="001ba96d" style:font-size-asian="24pt" style:font-weight-asian="bold" style:font-size-complex="24pt" style:font-weight-complex="bold"/>
    </style:style>
    <style:style style:name="P3" style:family="paragraph" style:parent-style-name="Text_20_body">
      <style:paragraph-properties fo:text-align="start" style:justify-single-word="false"/>
      <style:text-properties style:font-name="Times New Roman" fo:font-size="14pt" style:text-underline-style="none" fo:font-weight="normal" officeooo:paragraph-rsid="001ba96d" style:font-size-asian="12.25pt" style:font-weight-asian="normal" style:font-size-complex="14pt" style:font-weight-complex="normal"/>
    </style:style>
    <style:style style:name="P4" style:family="paragraph" style:parent-style-name="Text_20_body">
      <style:paragraph-properties fo:text-align="start" style:justify-single-word="false"/>
      <style:text-properties style:font-name="Times New Roman" fo:font-size="14pt" style:text-underline-style="none" fo:font-weight="normal" officeooo:paragraph-rsid="0023a597" style:font-size-asian="12.25pt" style:font-weight-asian="normal" style:font-size-complex="14pt" style:font-weight-complex="normal"/>
    </style:style>
    <style:style style:name="P5" style:family="paragraph" style:parent-style-name="Text_20_body">
      <style:paragraph-properties fo:text-align="start" style:justify-single-word="false"/>
      <style:text-properties style:font-name="Times New Roman" fo:font-size="14pt" style:text-underline-style="none" fo:font-weight="normal" officeooo:rsid="0023a597" officeooo:paragraph-rsid="0023a597" style:font-size-asian="12.25pt" style:font-weight-asian="normal" style:font-size-complex="14pt" style:font-weight-complex="normal"/>
    </style:style>
    <style:style style:name="P6" style:family="paragraph" style:parent-style-name="Text_20_body">
      <style:paragraph-properties fo:text-align="start" style:justify-single-word="false"/>
      <style:text-properties style:font-name="Times New Roman" fo:font-size="14pt" style:text-underline-style="none" fo:font-weight="normal" officeooo:rsid="0023e2d1" officeooo:paragraph-rsid="0023e2d1" style:font-size-asian="12.25pt" style:font-weight-asian="normal" style:font-size-complex="14pt" style:font-weight-complex="normal"/>
    </style:style>
    <style:style style:name="T1" style:family="text">
      <style:text-properties fo:font-size="20pt" fo:font-weight="bold" officeooo:rsid="0021ac37" style:font-size-asian="20pt" style:font-weight-asian="bold" style:font-size-complex="20pt" style:font-weight-complex="bold"/>
    </style:style>
    <style:style style:name="T2" style:family="text">
      <style:text-properties fo:font-size="20pt" fo:font-weight="bold" officeooo:rsid="0023a597" style:font-size-asian="20pt" style:font-weight-asian="bold" style:font-size-complex="20pt" style:font-weight-complex="bold"/>
    </style:style>
    <style:style style:name="T3" style:family="text">
      <style:text-properties officeooo:rsid="0023a597"/>
    </style:style>
    <style:style style:name="T4" style:family="text">
      <style:text-properties fo:font-weight="bold" officeooo:rsid="0023a597" style:font-weight-asian="bold" style:font-weight-complex="bold"/>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h text:style-name="P2" text:outline-level="1">Fast And Light Web Applications Using SvelteJS</text:h>
      <text:p text:style-name="P3"><text:span text:style-name="T1"/></text:p>
      <text:p text:style-name="P4"><text:span text:style-name="T2">T</text:span><text:span text:style-name="T3">oday while web frameworks like </text:span><text:span text:style-name="T4">React, Vue </text:span><text:span text:style-name="T3">and angular dominate the web development scene they are not without their flaws. These frameworks bundle their runtime libraries with the app so that their web pages become reactive and powerful.</text:span></text:p>
      <text:p text:style-name="P5">This adds extra overhead and an increased package size thereby becoming heavy and slow which is not good for an app that runs on a web view. That’s where Svelte comes in. Svelte event though is a J<text:span text:style-name="T5">avascript</text:span> framework it does not ship any runtime like other js frameworks. Because Svelte is not exactly a framework. It is a special <text:span text:style-name="T5">JS Compiler</text:span>!</text:p>
      <text:p text:style-name="P4"><text:span text:style-name="T1">s</text:span><text:span text:style-name="T5">velte </text:span><text:span text:style-name="T4">JS</text:span> is a modern JavaScript framework that is quickly gaining popularity among developers. Unlike other frameworks such as <text:span text:style-name="T5">React</text:span> or <text:span text:style-name="T5">Angular</text:span>, <text:span text:style-name="T5">Svelte</text:span> does not use a virtual <text:span text:style-name="T5">DOM</text:span>, which results in a faster and more efficient performance. <text:span text:style-name="T5">Svelte’s</text:span> approach to building web applications is unique and allows developers to write efficient and concise code. One of the main benefits of <text:span text:style-name="T5">Svelte</text:span> is its small size and low overhead. Unlike other frameworks, <text:span text:style-name="T5">Svelte</text:span> does not require additional libraries or dependencies, making it easy to set up and get started with. Furthermore, <text:span text:style-name="T5">Svelte’s</text:span> approach to building web applications eliminates the need for complex build tools and configurations, making it a great choice for developers of all skill levels. Svelte also offers a more intuitive and straightforward way to build web applications. Instead of using a complex set of <text:span text:style-name="T5">APIs</text:span>, <text:span text:style-name="T5">Svelte’s</text:span> syntax is easy to understand and follow, making it a great choice for developers who are new to web development.</text:p>
      <text:p text:style-name="P4"/>
      <text:p text:style-name="P6">This seminar goes through from the need to better <text:span text:style-name="T5">JS</text:span> frameworks to at the end the solution for this need via <text:span text:style-name="T5">Svelte JS</text:span>. After it is the one framework that shows the most promi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tru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4T22:28:38.920000000</meta:creation-date>
    <dc:date>2025-06-25T07:43:41.284000000</dc:date>
    <meta:editing-duration>PT42M3S</meta:editing-duration>
    <meta:editing-cycles>7</meta:editing-cycles>
    <meta:generator>LibreOffice/24.8.4.2$Windows_X86_64 LibreOffice_project/bb3cfa12c7b1bf994ecc5649a80400d06cd71002</meta:generator>
    <meta:document-statistic meta:table-count="0" meta:image-count="0" meta:object-count="0" meta:page-count="1" meta:paragraph-count="6" meta:word-count="301" meta:character-count="1806" meta:non-whitespace-character-count="1511"/>
  </office:meta>
</office:document-meta>
</file>